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size320_DFT_output_record1s_all_ftRange800hz" table:style-name="ta1">
        <table:shapes>
          <draw:frame draw:z-index="0" draw:style-name="gr1" draw:text-style-name="P1" svg:width="453.6pt" svg:height="255.26pt" svg:x="286.02pt" svg:y="13.55pt">
            <loext:p draw:notify-on-update-of-ranges="660hz_size320_DFT_output_record1s_all_ftRange800hz.A2:660hz_size320_DFT_output_record1s_all_ftRange800hz.A321 660hz_size320_DFT_output_record1s_all_ftRange800hz.B2:660hz_size320_DFT_output_record1s_all_ftRange800hz.B3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3pt" svg:x="306.28pt" svg:y="303.45pt">
            <loext:p draw:notify-on-update-of-ranges="660hz_size320_DFT_output_record1s_all_ftRange800hz.C2:660hz_size320_DFT_output_record1s_all_ftRange800hz.C9 660hz_size320_DFT_output_record1s_all_ftRange800hz.F2:660hz_size320_DFT_output_record1s_all_ftRange800hz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52" calcext:value-type="float">
            <text:p>-14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50" calcext:value-type="float">
            <text:p>-1450</text:p>
          </table:table-cell>
          <table:table-cell office:value-type="float" office:value="100" calcext:value-type="float">
            <text:p>100</text:p>
          </table:table-cell>
          <table:table-cell office:value-type="float" office:value="-2174.37" calcext:value-type="float">
            <text:p>-2174.37</text:p>
          </table:table-cell>
          <table:table-cell office:value-type="float" office:value="1081.8" calcext:value-type="float">
            <text:p>1081.8</text:p>
          </table:table-cell>
          <table:table-cell office:value-type="float" office:value="2428.61" calcext:value-type="float">
            <text:p>2428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35" calcext:value-type="float">
            <text:p>-1435</text:p>
          </table:table-cell>
          <table:table-cell office:value-type="float" office:value="200" calcext:value-type="float">
            <text:p>200</text:p>
          </table:table-cell>
          <table:table-cell office:value-type="float" office:value="2313.73" calcext:value-type="float">
            <text:p>2313.73</text:p>
          </table:table-cell>
          <table:table-cell office:value-type="float" office:value="500.212" calcext:value-type="float">
            <text:p>500.212</text:p>
          </table:table-cell>
          <table:table-cell office:value-type="float" office:value="2367.19" calcext:value-type="float">
            <text:p>2367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34" calcext:value-type="float">
            <text:p>-1434</text:p>
          </table:table-cell>
          <table:table-cell office:value-type="float" office:value="300" calcext:value-type="float">
            <text:p>300</text:p>
          </table:table-cell>
          <table:table-cell office:value-type="float" office:value="-2710.16" calcext:value-type="float">
            <text:p>-2710.16</text:p>
          </table:table-cell>
          <table:table-cell office:value-type="float" office:value="-495.391" calcext:value-type="float">
            <text:p>-495.391</text:p>
          </table:table-cell>
          <table:table-cell office:value-type="float" office:value="2755.06" calcext:value-type="float">
            <text:p>2755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58" calcext:value-type="float">
            <text:p>-1458</text:p>
          </table:table-cell>
          <table:table-cell office:value-type="float" office:value="400" calcext:value-type="float">
            <text:p>400</text:p>
          </table:table-cell>
          <table:table-cell office:value-type="float" office:value="3562.55" calcext:value-type="float">
            <text:p>3562.55</text:p>
          </table:table-cell>
          <table:table-cell office:value-type="float" office:value="2503.84" calcext:value-type="float">
            <text:p>2503.84</text:p>
          </table:table-cell>
          <table:table-cell office:value-type="float" office:value="4354.42" calcext:value-type="float">
            <text:p>4354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00" calcext:value-type="float">
            <text:p>-1500</text:p>
          </table:table-cell>
          <table:table-cell office:value-type="float" office:value="500" calcext:value-type="float">
            <text:p>500</text:p>
          </table:table-cell>
          <table:table-cell office:value-type="float" office:value="-4396.06" calcext:value-type="float">
            <text:p>-4396.06</text:p>
          </table:table-cell>
          <table:table-cell office:value-type="float" office:value="-3973.27" calcext:value-type="float">
            <text:p>-3973.27</text:p>
          </table:table-cell>
          <table:table-cell office:value-type="float" office:value="5925.56" calcext:value-type="float">
            <text:p>5925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43" calcext:value-type="float">
            <text:p>-1543</text:p>
          </table:table-cell>
          <table:table-cell office:value-type="float" office:value="600" calcext:value-type="float">
            <text:p>600</text:p>
          </table:table-cell>
          <table:table-cell office:value-type="float" office:value="10171.1" calcext:value-type="float">
            <text:p>10171.1</text:p>
          </table:table-cell>
          <table:table-cell office:value-type="float" office:value="18530.5" calcext:value-type="float">
            <text:p>18530.5</text:p>
          </table:table-cell>
          <table:table-cell office:value-type="float" office:value="21138.4" calcext:value-type="float">
            <text:p>2113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79" calcext:value-type="float">
            <text:p>-1579</text:p>
          </table:table-cell>
          <table:table-cell office:value-type="float" office:value="700" calcext:value-type="float">
            <text:p>700</text:p>
          </table:table-cell>
          <table:table-cell office:value-type="float" office:value="5034.24" calcext:value-type="float">
            <text:p>5034.24</text:p>
          </table:table-cell>
          <table:table-cell office:value-type="float" office:value="22233.3" calcext:value-type="float">
            <text:p>22233.3</text:p>
          </table:table-cell>
          <table:table-cell office:value-type="float" office:value="22796.1" calcext:value-type="float">
            <text:p>22796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9" calcext:value-type="float">
            <text:p>-1599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15" calcext:value-type="float">
            <text:p>-1615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39" calcext:value-type="float">
            <text:p>-1639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0" calcext:value-type="float">
            <text:p>-16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2" calcext:value-type="float">
            <text:p>-1702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28" calcext:value-type="float">
            <text:p>-1728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34" calcext:value-type="float">
            <text:p>-1734</text:p>
          </table:table-cell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17" calcext:value-type="float">
            <text:p>-1717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91" calcext:value-type="float">
            <text:p>-1691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73" calcext:value-type="float">
            <text:p>-1673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76" calcext:value-type="float">
            <text:p>-1676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2" calcext:value-type="float">
            <text:p>-1692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9" calcext:value-type="float">
            <text:p>-169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79" calcext:value-type="float">
            <text:p>-1679</text:p>
          </table:table-cell>
          <table:table-cell office:value-type="float" office:value="2100" calcext:value-type="float">
            <text:p>2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37" calcext:value-type="float">
            <text:p>-1637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90" calcext:value-type="float">
            <text:p>-1590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55" calcext:value-type="float">
            <text:p>-1555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42" calcext:value-type="float">
            <text:p>-1542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543" calcext:value-type="float">
            <text:p>-1543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40" calcext:value-type="float">
            <text:p>-1540</text:p>
          </table:table-cell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18" calcext:value-type="float">
            <text:p>-1518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79" calcext:value-type="float">
            <text:p>-1479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38" calcext:value-type="float">
            <text:p>-1438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06" calcext:value-type="float">
            <text:p>-1406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90" calcext:value-type="float">
            <text:p>-139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83" calcext:value-type="float">
            <text:p>-1383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67" calcext:value-type="float">
            <text:p>-1367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339" calcext:value-type="float">
            <text:p>-1339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304" calcext:value-type="float">
            <text:p>-1304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72" calcext:value-type="float">
            <text:p>-127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52" calcext:value-type="float">
            <text:p>-1252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53" calcext:value-type="float">
            <text:p>-1253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70" calcext:value-type="float">
            <text:p>-127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85" calcext:value-type="float">
            <text:p>-1285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84" calcext:value-type="float">
            <text:p>-1284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67" calcext:value-type="float">
            <text:p>-1267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257" calcext:value-type="float">
            <text:p>-1257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76" calcext:value-type="float">
            <text:p>-1276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325" calcext:value-type="float">
            <text:p>-1325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86" calcext:value-type="float">
            <text:p>-1386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35" calcext:value-type="float">
            <text:p>-1435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54" calcext:value-type="float">
            <text:p>-1454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45" calcext:value-type="float">
            <text:p>-144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31" calcext:value-type="float">
            <text:p>-1431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37" calcext:value-type="float">
            <text:p>-1437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67" calcext:value-type="float">
            <text:p>-1467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11" calcext:value-type="float">
            <text:p>-1511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55" calcext:value-type="float">
            <text:p>-1555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85" calcext:value-type="float">
            <text:p>-1585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01" calcext:value-type="float">
            <text:p>-1601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17" calcext:value-type="float">
            <text:p>-1617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45" calcext:value-type="float">
            <text:p>-1645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78" calcext:value-type="float">
            <text:p>-1678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11" calcext:value-type="float">
            <text:p>-1711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733" calcext:value-type="float">
            <text:p>-1733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31" calcext:value-type="float">
            <text:p>-1731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708" calcext:value-type="float">
            <text:p>-1708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0" calcext:value-type="float">
            <text:p>-168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68" calcext:value-type="float">
            <text:p>-1668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6" calcext:value-type="float">
            <text:p>-1676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95" calcext:value-type="float">
            <text:p>-1695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97" calcext:value-type="float">
            <text:p>-1697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68" calcext:value-type="float">
            <text:p>-1668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22" calcext:value-type="float">
            <text:p>-1622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77" calcext:value-type="float">
            <text:p>-1577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49" calcext:value-type="float">
            <text:p>-1549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40" calcext:value-type="float">
            <text:p>-154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41" calcext:value-type="float">
            <text:p>-1541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533" calcext:value-type="float">
            <text:p>-1533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506" calcext:value-type="float">
            <text:p>-1506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465" calcext:value-type="float">
            <text:p>-1465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25" calcext:value-type="float">
            <text:p>-1425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399" calcext:value-type="float">
            <text:p>-1399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88" calcext:value-type="float">
            <text:p>-1388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81" calcext:value-type="float">
            <text:p>-1381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62" calcext:value-type="float">
            <text:p>-1362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30" calcext:value-type="float">
            <text:p>-133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96" calcext:value-type="float">
            <text:p>-1296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65" calcext:value-type="float">
            <text:p>-1265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49" calcext:value-type="float">
            <text:p>-1249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56" calcext:value-type="float">
            <text:p>-1256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76" calcext:value-type="float">
            <text:p>-1276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87" calcext:value-type="float">
            <text:p>-1287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80" calcext:value-type="float">
            <text:p>-128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63" calcext:value-type="float">
            <text:p>-1263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61" calcext:value-type="float">
            <text:p>-1261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91" calcext:value-type="float">
            <text:p>-1291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345" calcext:value-type="float">
            <text:p>-1345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404" calcext:value-type="float">
            <text:p>-1404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46" calcext:value-type="float">
            <text:p>-1446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455" calcext:value-type="float">
            <text:p>-1455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41" calcext:value-type="float">
            <text:p>-1441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30" calcext:value-type="float">
            <text:p>-143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43" calcext:value-type="float">
            <text:p>-1443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479" calcext:value-type="float">
            <text:p>-1479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25" calcext:value-type="float">
            <text:p>-1525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66" calcext:value-type="float">
            <text:p>-1566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92" calcext:value-type="float">
            <text:p>-1592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08" calcext:value-type="float">
            <text:p>-1608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27" calcext:value-type="float">
            <text:p>-1627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54" calcext:value-type="float">
            <text:p>-1654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7" calcext:value-type="float">
            <text:p>-1687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719" calcext:value-type="float">
            <text:p>-1719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36" calcext:value-type="float">
            <text:p>-1736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727" calcext:value-type="float">
            <text:p>-1727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98" calcext:value-type="float">
            <text:p>-1698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3" calcext:value-type="float">
            <text:p>-1673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67" calcext:value-type="float">
            <text:p>-1667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81" calcext:value-type="float">
            <text:p>-1681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99" calcext:value-type="float">
            <text:p>-1699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93" calcext:value-type="float">
            <text:p>-1693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58" calcext:value-type="float">
            <text:p>-1658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10" calcext:value-type="float">
            <text:p>-161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66" calcext:value-type="float">
            <text:p>-1566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41" calcext:value-type="float">
            <text:p>-1541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39" calcext:value-type="float">
            <text:p>-1539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543" calcext:value-type="float">
            <text:p>-1543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30" calcext:value-type="float">
            <text:p>-1530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498" calcext:value-type="float">
            <text:p>-1498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55" calcext:value-type="float">
            <text:p>-1455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416" calcext:value-type="float">
            <text:p>-141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391" calcext:value-type="float">
            <text:p>-1391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381" calcext:value-type="float">
            <text:p>-1381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373" calcext:value-type="float">
            <text:p>-1373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353" calcext:value-type="float">
            <text:p>-1353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321" calcext:value-type="float">
            <text:p>-1321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288" calcext:value-type="float">
            <text:p>-1288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60" calcext:value-type="float">
            <text:p>-1260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59" calcext:value-type="float">
            <text:p>-1259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279" calcext:value-type="float">
            <text:p>-1279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87" calcext:value-type="float">
            <text:p>-1287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78" calcext:value-type="float">
            <text:p>-1278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64" calcext:value-type="float">
            <text:p>-1264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68" calcext:value-type="float">
            <text:p>-1268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86" calcext:value-type="float">
            <text:p>-1686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80" calcext:value-type="float">
            <text:p>-1680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45" calcext:value-type="float">
            <text:p>-1645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596" calcext:value-type="float">
            <text:p>-1596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52" calcext:value-type="float">
            <text:p>-1552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528" calcext:value-type="float">
            <text:p>-1528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25" calcext:value-type="float">
            <text:p>-1525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527" calcext:value-type="float">
            <text:p>-1527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15" calcext:value-type="float">
            <text:p>-1515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81" calcext:value-type="float">
            <text:p>-1481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38" calcext:value-type="float">
            <text:p>-1438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02" calcext:value-type="float">
            <text:p>-1402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78" calcext:value-type="float">
            <text:p>-1378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369" calcext:value-type="float">
            <text:p>-1369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360" calcext:value-type="float">
            <text:p>-1360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339" calcext:value-type="float">
            <text:p>-1339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05" calcext:value-type="float">
            <text:p>-1305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70" calcext:value-type="float">
            <text:p>-127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44" calcext:value-type="float">
            <text:p>-1244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237" calcext:value-type="float">
            <text:p>-1237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47" calcext:value-type="float">
            <text:p>-1247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265" calcext:value-type="float">
            <text:p>-1265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72" calcext:value-type="float">
            <text:p>-1272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261" calcext:value-type="float">
            <text:p>-1261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45" calcext:value-type="float">
            <text:p>-1245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251" calcext:value-type="float">
            <text:p>-1251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91" calcext:value-type="float">
            <text:p>-1291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349" calcext:value-type="float">
            <text:p>-1349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04" calcext:value-type="float">
            <text:p>-1404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435" calcext:value-type="float">
            <text:p>-1435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36" calcext:value-type="float">
            <text:p>-1436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422" calcext:value-type="float">
            <text:p>-1422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18" calcext:value-type="float">
            <text:p>-1418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439" calcext:value-type="float">
            <text:p>-1439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81" calcext:value-type="float">
            <text:p>-1481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27" calcext:value-type="float">
            <text:p>-1527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62" calcext:value-type="float">
            <text:p>-1562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84" calcext:value-type="float">
            <text:p>-1584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00" calcext:value-type="float">
            <text:p>-1600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23" calcext:value-type="float">
            <text:p>-1623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55" calcext:value-type="float">
            <text:p>-1655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86" calcext:value-type="float">
            <text:p>-1686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12" calcext:value-type="float">
            <text:p>-1712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20" calcext:value-type="float">
            <text:p>-1720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03" calcext:value-type="float">
            <text:p>-1703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75" calcext:value-type="float">
            <text:p>-1675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57" calcext:value-type="float">
            <text:p>-1657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58" calcext:value-type="float">
            <text:p>-1658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74" calcext:value-type="float">
            <text:p>-1674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85" calcext:value-type="float">
            <text:p>-1685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8" calcext:value-type="float">
            <text:p>-1668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28" calcext:value-type="float">
            <text:p>-1628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81" calcext:value-type="float">
            <text:p>-1581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543" calcext:value-type="float">
            <text:p>-1543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27" calcext:value-type="float">
            <text:p>-1527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528" calcext:value-type="float">
            <text:p>-1528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25" calcext:value-type="float">
            <text:p>-1525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02" calcext:value-type="float">
            <text:p>-15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64" calcext:value-type="float">
            <text:p>-1464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425" calcext:value-type="float">
            <text:p>-1425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395" calcext:value-type="float">
            <text:p>-1395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378" calcext:value-type="float">
            <text:p>-1378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70" calcext:value-type="float">
            <text:p>-1370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357" calcext:value-type="float">
            <text:p>-1357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30" calcext:value-type="float">
            <text:p>-1330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95" calcext:value-type="float">
            <text:p>-1295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62" calcext:value-type="float">
            <text:p>-1262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239" calcext:value-type="float">
            <text:p>-1239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38" calcext:value-type="float">
            <text:p>-1238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255" calcext:value-type="float">
            <text:p>-1255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72" calcext:value-type="float">
            <text:p>-1272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71" calcext:value-type="float">
            <text:p>-1271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54" calcext:value-type="float">
            <text:p>-1254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242" calcext:value-type="float">
            <text:p>-1242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61" calcext:value-type="float">
            <text:p>-1261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312" calcext:value-type="float">
            <text:p>-1312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373" calcext:value-type="float">
            <text:p>-1373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19" calcext:value-type="float">
            <text:p>-1419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39" calcext:value-type="float">
            <text:p>-1439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432" calcext:value-type="float">
            <text:p>-1432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18" calcext:value-type="float">
            <text:p>-1418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424" calcext:value-type="float">
            <text:p>-1424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55" calcext:value-type="float">
            <text:p>-1455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500" calcext:value-type="float">
            <text:p>-1500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543" calcext:value-type="float">
            <text:p>-1543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573" calcext:value-type="float">
            <text:p>-1573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590" calcext:value-type="float">
            <text:p>-1590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06" calcext:value-type="float">
            <text:p>-1606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33" calcext:value-type="float">
            <text:p>-1633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65" calcext:value-type="float">
            <text:p>-1665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720" calcext:value-type="float">
            <text:p>-1720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720" calcext:value-type="float">
            <text:p>-1720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68" calcext:value-type="float">
            <text:p>-1668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57" calcext:value-type="float">
            <text:p>-1657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66" calcext:value-type="float">
            <text:p>-1666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84" calcext:value-type="float">
            <text:p>-1684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86" calcext:value-type="float">
            <text:p>-1686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59" calcext:value-type="float">
            <text:p>-1659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13" calcext:value-type="float">
            <text:p>-1613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67" calcext:value-type="float">
            <text:p>-1567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36" calcext:value-type="float">
            <text:p>-1536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29" calcext:value-type="float">
            <text:p>-1529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32" calcext:value-type="float">
            <text:p>-1532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24" calcext:value-type="float">
            <text:p>-1524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493" calcext:value-type="float">
            <text:p>-1493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452" calcext:value-type="float">
            <text:p>-1452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416" calcext:value-type="float">
            <text:p>-1416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390" calcext:value-type="float">
            <text:p>-1390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377" calcext:value-type="float">
            <text:p>-1377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368" calcext:value-type="float">
            <text:p>-1368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350" calcext:value-type="float">
            <text:p>-1350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319" calcext:value-type="float">
            <text:p>-1319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4" calcext:value-type="float">
            <text:p>-1284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53" calcext:value-type="float">
            <text:p>-1253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37" calcext:value-type="float">
            <text:p>-1237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243" calcext:value-type="float">
            <text:p>-1243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60" calcext:value-type="float">
            <text:p>-1260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273" calcext:value-type="float">
            <text:p>-1273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69" calcext:value-type="float">
            <text:p>-1269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252" calcext:value-type="float">
            <text:p>-1252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46" calcext:value-type="float">
            <text:p>-1246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273" calcext:value-type="float">
            <text:p>-1273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29" calcext:value-type="float">
            <text:p>-1329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88" calcext:value-type="float">
            <text:p>-1388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429" calcext:value-type="float">
            <text:p>-1429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441" calcext:value-type="float">
            <text:p>-1441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430" calcext:value-type="float">
            <text:p>-1430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419" calcext:value-type="float">
            <text:p>-1419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30" calcext:value-type="float">
            <text:p>-1430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66" calcext:value-type="float">
            <text:p>-1466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513" calcext:value-type="float">
            <text:p>-1513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553" calcext:value-type="float">
            <text:p>-1553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81" calcext:value-type="float">
            <text:p>-1581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596" calcext:value-type="float">
            <text:p>-1596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15" calcext:value-type="float">
            <text:p>-1615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44" calcext:value-type="float">
            <text:p>-1644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77" calcext:value-type="float">
            <text:p>-1677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707" calcext:value-type="float">
            <text:p>-1707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723" calcext:value-type="float">
            <text:p>-1723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717" calcext:value-type="float">
            <text:p>-1717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91" calcext:value-type="float">
            <text:p>-1691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66" calcext:value-type="float">
            <text:p>-1666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60" calcext:value-type="float">
            <text:p>-1660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74" calcext:value-type="float">
            <text:p>-1674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90" calcext:value-type="float">
            <text:p>-1690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86" calcext:value-type="float">
            <text:p>-1686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1" calcext:value-type="float">
            <text:p>-1651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02" calcext:value-type="float">
            <text:p>-1602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559" calcext:value-type="float">
            <text:p>-1559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535" calcext:value-type="float">
            <text:p>-1535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31" calcext:value-type="float">
            <text:p>-1531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33" calcext:value-type="float">
            <text:p>-1533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21" calcext:value-type="float">
            <text:p>-1521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86" calcext:value-type="float">
            <text:p>-1486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44" calcext:value-type="float">
            <text:p>-1444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410" calcext:value-type="float">
            <text:p>-141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387" calcext:value-type="float">
            <text:p>-1387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378" calcext:value-type="float">
            <text:p>-1378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368" calcext:value-type="float">
            <text:p>-1368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345" calcext:value-type="float">
            <text:p>-1345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311" calcext:value-type="float">
            <text:p>-1311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276" calcext:value-type="float">
            <text:p>-1276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50" calcext:value-type="float">
            <text:p>-1250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240" calcext:value-type="float">
            <text:p>-1240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50" calcext:value-type="float">
            <text:p>-1250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269" calcext:value-type="float">
            <text:p>-1269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78" calcext:value-type="float">
            <text:p>-1278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268" calcext:value-type="float">
            <text:p>-1268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50" calcext:value-type="float">
            <text:p>-1250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254" calcext:value-type="float">
            <text:p>-1254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91" calcext:value-type="float">
            <text:p>-1291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349" calcext:value-type="float">
            <text:p>-1349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05" calcext:value-type="float">
            <text:p>-1405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440" calcext:value-type="float">
            <text:p>-1440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43" calcext:value-type="float">
            <text:p>-1443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5:25:00.046745480</dc:date>
    <meta:editing-duration>PT1M2S</meta:editing-duration>
    <meta:editing-cycles>1</meta:editing-cycles>
    <meta:document-statistic meta:table-count="1" meta:cell-count="192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legend chart:legend-position="end" svg:x="13.151cm" svg:y="4.204cm" style:legend-expansion="high" chart:style-name="ch2"/>
        <chart:plot-area chart:style-name="ch3" table:cell-range-address="660hz_size320_DFT_output_record1s_all_ftRange800hz.A2:660hz_size320_DFT_output_record1s_all_ftRange800hz.B321" svg:x="0.32cm" svg:y="0.18cm" svg:width="12.511cm" svg:height="8.646cm">
          <chartooo:coordinate-region svg:x="1.418cm" svg:y="0.379cm" svg:width="11.13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800hz.B2:660hz_size320_DFT_output_record1s_all_ftRange800hz.B321" chart:class="chart:scatter">
            <chart:domain table:cell-range-address="660hz_size320_DFT_output_record1s_all_ftRange800hz.A2:660hz_size320_DFT_output_record1s_all_ftRange800hz.A321"/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800hz.A2:660hz_size320_DFT_output_record1s_all_ftRange800hz.A321</svg:desc>
                </draw:g>
              </table:table-cell>
              <table:table-cell office:value-type="float" office:value="-1452">
                <text:p>-1452</text:p>
                <draw:g>
                  <svg:desc>660hz_size320_DFT_output_record1s_all_ftRange800hz.B2:660hz_size320_DFT_output_record1s_all_ftRange800hz.B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434">
                <text:p>-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367">
                <text:p>-1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304">
                <text:p>-1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257">
                <text:p>-1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362">
                <text:p>-1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263">
                <text:p>-1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391">
                <text:p>-1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353">
                <text:p>-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288">
                <text:p>-1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369">
                <text:p>-13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305">
                <text:p>-1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244">
                <text:p>-1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422">
                <text:p>-14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395">
                <text:p>-13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295">
                <text:p>-12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255">
                <text:p>-12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254">
                <text:p>-1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432">
                <text:p>-14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243">
                <text:p>-1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29">
                <text:p>-13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254">
                <text:p>-1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443">
                <text:p>-1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3.176cm" svg:y="4.203cm" style:legend-expansion="high" chart:style-name="ch2"/>
        <chart:plot-area chart:style-name="ch3" table:cell-range-address="660hz_size320_DFT_output_record1s_all_ftRange800hz.C2:660hz_size320_DFT_output_record1s_all_ftRange800hz.C9 660hz_size320_DFT_output_record1s_all_ftRange800hz.F2:660hz_size320_DFT_output_record1s_all_ftRange800hz.F9" svg:x="0.32cm" svg:y="0.18cm" svg:width="12.536cm" svg:height="8.645cm">
          <chartooo:coordinate-region svg:x="1.497cm" svg:y="0.38cm" svg:width="11.0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800hz.F2:660hz_size320_DFT_output_record1s_all_ftRange800hz.F9" chart:class="chart:scatter">
            <chart:domain table:cell-range-address="660hz_size320_DFT_output_record1s_all_ftRange800hz.C2:660hz_size320_DFT_output_record1s_all_ftRange800hz.C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800hz.C2:660hz_size320_DFT_output_record1s_all_ftRange800hz.C9</svg:desc>
                </draw:g>
              </table:table-cell>
              <table:table-cell office:value-type="float" office:value="0">
                <text:p>0</text:p>
                <draw:g>
                  <svg:desc>660hz_size320_DFT_output_record1s_all_ftRange800hz.F2:660hz_size320_DFT_output_record1s_all_ftRange800hz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28.61">
                <text:p>2428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367.19">
                <text:p>2367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755.06">
                <text:p>2755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354.42">
                <text:p>4354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925.56">
                <text:p>592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1138.4">
                <text:p>2113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2796.1">
                <text:p>2279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